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17"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table:style-name="Default" office:value-type="string" calcext:value-type="string">
            <text:p>Midterm2</text:p>
          </table:table-cell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ot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scob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Flor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lmitz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Granni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uba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cdonal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jar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Orozc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Ort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Petr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rr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iver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ubalcav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uiz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lda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sum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)/22" office:value-type="float" office:value="0.931818181818182" calcext:value-type="float">
            <text:p>0.9318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atanab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atnic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illiam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hang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 style:data-style-name="N2" text:time-value="13:08:56.78871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1-04T13:09:17.073200619</dc:date>
    <meta:editing-duration>PT11H38M40S</meta:editing-duration>
    <meta:editing-cycles>172</meta:editing-cycles>
    <meta:generator>LibreOffice/5.1.6.2$Linux_X86_64 LibreOffice_project/10m0$Build-2</meta:generator>
    <meta:document-statistic meta:table-count="1" meta:cell-count="459" meta:object-count="0"/>
  </office:meta>
</office:document-meta>
</file>